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a80b" officeooo:paragraph-rsid="0013a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dio player</text:p>
      <text:p text:style-name="P1"/>
      <text:p text:style-name="P1">9 and Vin → Speaker</text:p>
      <text:p text:style-name="P1">GND SD to GND arduino</text:p>
      <text:p text:style-name="P1">5v SD to 5v arduino</text:p>
      <text:p text:style-name="P1">CS to pin 10</text:p>
      <text:p text:style-name="P1">MOSI to pin 11</text:p>
      <text:p text:style-name="P1">SCK to pin 13</text:p>
      <text:p text:style-name="P1">MISO to pin 1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1:24:51.999395671</meta:creation-date>
    <dc:date>2019-02-28T21:28:46.474845042</dc:date>
    <meta:editing-duration>PT3M54S</meta:editing-duration>
    <meta:editing-cycles>1</meta:editing-cycles>
    <meta:generator>LibreOffice/5.4.4.2$Linux_X86_64 LibreOffice_project/2524958677847fb3bb44820e40380acbe820f960</meta:generator>
    <meta:document-statistic meta:table-count="0" meta:image-count="0" meta:object-count="0" meta:page-count="1" meta:paragraph-count="8" meta:word-count="33" meta:character-count="124" meta:non-whitespace-character-count="99"/>
  </office:meta>
</office:document-meta>
</file>